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e5ad6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e5ad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e5ad6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cafc" officeooo:paragraph-rsid="003fcaf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ed92" officeooo:paragraph-rsid="004fed9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9da8b" officeooo:paragraph-rsid="004fed9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13bfb" officeooo:paragraph-rsid="004fed9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0f47" officeooo:paragraph-rsid="004fed9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cf2" officeooo:paragraph-rsid="003baf8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ed92" officeooo:paragraph-rsid="004fed92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b35" officeooo:paragraph-rsid="004fed92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f77e" officeooo:paragraph-rsid="004fed92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b7b0" officeooo:paragraph-rsid="0051b7b0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ed92" officeooo:paragraph-rsid="004fed92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3baf87" officeooo:paragraph-rsid="004fed92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677890" officeooo:paragraph-rsid="0057757d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officeooo:rsid="00677890" officeooo:paragraph-rsid="0057757d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paragraph-rsid="004fed92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officeooo:paragraph-rsid="004fed92"/>
    </style:style>
    <style:style style:name="P23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officeooo:paragraph-rsid="0045ed0a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officeooo:rsid="0062f77e" officeooo:paragraph-rsid="004fed92"/>
    </style:style>
    <style:style style:name="P2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officeooo:rsid="004fed92" officeooo:paragraph-rsid="004fed92"/>
    </style:style>
    <style:style style:name="P26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officeooo:rsid="004fed92" officeooo:paragraph-rsid="004fed92"/>
    </style:style>
    <style:style style:name="P27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4a656" officeooo:paragraph-rsid="0054a656" style:font-weight-asian="normal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DejaVu Sans Condensed" officeooo:rsid="005f9b35" officeooo:paragraph-rsid="004fed92"/>
    </style:style>
    <style:style style:name="P29" style:family="paragraph" style:parent-style-name="Standard" style:list-style-name="L10">
      <style:paragraph-properties fo:text-align="start" style:justify-single-word="false"/>
      <style:text-properties officeooo:paragraph-rsid="00565179"/>
    </style:style>
    <style:style style:name="P30" style:family="paragraph" style:parent-style-name="Standard" style:list-style-name="L1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8465f" officeooo:paragraph-rsid="003a7ea4" style:font-size-asian="12pt" style:font-weight-asian="normal" style:font-size-complex="12pt" style:font-weight-complex="normal"/>
    </style:style>
    <style:style style:name="P31" style:family="paragraph" style:parent-style-name="Standard" style:list-style-name="L13">
      <style:paragraph-properties fo:text-align="start" style:justify-single-word="false"/>
      <style:text-properties style:text-line-through-style="solid" style:text-line-through-type="single" style:font-name="DejaVu Sans Condensed" officeooo:paragraph-rsid="003a7ea4"/>
    </style:style>
    <style:style style:name="T1" style:family="text">
      <style:text-properties officeooo:rsid="0045ed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ed92" style:font-weight-asian="bold" style:font-weight-complex="bold"/>
    </style:style>
    <style:style style:name="T4" style:family="text">
      <style:text-properties fo:font-weight="bold" officeooo:rsid="0051b7b0" style:font-weight-asian="bold" style:font-weight-complex="bold"/>
    </style:style>
    <style:style style:name="T5" style:family="text">
      <style:text-properties fo:font-weight="bold" officeooo:rsid="0054a656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officeooo:rsid="00565179"/>
    </style:style>
    <style:style style:name="T7" style:family="text">
      <style:text-properties style:text-line-through-style="none" style:text-line-through-type="none" style:font-name="DejaVu Sans Condensed" fo:font-weight="bold" officeooo:rsid="00565179" style:font-weight-asian="bold" style:font-weight-complex="bold"/>
    </style:style>
    <style:style style:name="T8" style:family="text">
      <style:text-properties officeooo:rsid="0035db3e"/>
    </style:style>
    <style:style style:name="T9" style:family="text">
      <style:text-properties officeooo:rsid="004fed92"/>
    </style:style>
    <style:style style:name="T10" style:family="text">
      <style:text-properties fo:font-size="12pt" fo:font-weight="bold" officeooo:rsid="004c9021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e5ad6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50cf2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54a656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60874" style:font-size-asian="12pt" style:font-weight-asian="bold" style:font-size-complex="12pt" style:font-weight-complex="bold"/>
    </style:style>
    <style:style style:name="T19" style:family="text">
      <style:text-properties fo:font-size="12pt" fo:font-weight="normal" officeooo:rsid="003a7ea4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8465f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50cf2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58defe" style:font-size-asian="12pt" style:font-weight-asian="normal" style:font-size-complex="12pt" style:font-weight-complex="normal"/>
    </style:style>
    <style:style style:name="T23" style:family="text">
      <style:text-properties fo:font-size="12pt" fo:font-style="normal" fo:font-weight="normal" officeooo:rsid="003baf87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bold" officeooo:rsid="003baf87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45ed0a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fo:font-weight="bold" officeooo:rsid="004fed92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officeooo:rsid="00613bfb"/>
    </style:style>
    <style:style style:name="T28" style:family="text">
      <style:text-properties officeooo:rsid="00530110"/>
    </style:style>
    <style:style style:name="T29" style:family="text">
      <style:text-properties officeooo:rsid="0054a656"/>
    </style:style>
    <style:style style:name="T30" style:family="text">
      <style:text-properties officeooo:rsid="00565179"/>
    </style:style>
    <style:style style:name="T31" style:family="text">
      <style:text-properties officeooo:rsid="0058def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8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0">4</text:span><text:span text:style-name="T11">0</text:span><text:span text:style-name="T10">1</text:span><text:span text:style-name="T12"> - </text:span><text:span text:style-name="T13">A/</text:span><text:span text:style-name="T14">A</text:span><text:span text:style-name="T13"> </text:span><text:span text:style-name="T15">- </text:span><text:span text:style-name="T17">Guns</text:span><text:span text:style-name="T16">, </text:span><text:span text:style-name="T17">Gun</text:span><text:span text:style-name="T18"> </text:span><text:span text:style-name="T17">pods, AIM-9 Sidewinders</text:span></text:p>
      <text:p text:style-name="P4"/>
      <text:p text:style-name="P6">Fence In:</text:p>
      <text:list text:style-name="L1">
        <text:list-item>
          <text:p text:style-name="P13">Master Arm ... ON</text:p>
        </text:list-item>
      </text:list>
      <text:p text:style-name="P9"/>
      <text:p text:style-name="P7"><text:span text:style-name="T27">Internal g</text:span>uns<text:span text:style-name="T28"> -- 2x Mk 12 20 mm cannon, 100 rounds each, 1000 rpm</text:span></text:p>
      <text:list xml:id="list164374090" text:style-name="L2">
        <text:list-item>
          <text:p text:style-name="P18"><text:span text:style-name="T3">GUNS</text:span><text:span text:style-name="T9"> switch ... </text:span><text:span text:style-name="T3">READY</text:span><text:span text:style-name="T9"> (charges guns, should make an audible "clunk") (center console top)</text:span></text:p>
        </text:list-item>
      </text:list>
      <text:list text:style-name="L3">
        <text:list-item>
          <text:list>
            <text:list-item>
              <text:p text:style-name="P14">You have 3 nitrogen charges to arm the guns. <text:s/>Those get refreshed when doing Rearm/Refuel.</text:p>
            </text:list-item>
          </text:list>
        </text:list-item>
      </text:list>
      <text:list xml:id="list231421818831466" text:continue-list="list164374090" text:style-name="L2">
        <text:list-item>
          <text:p text:style-name="P19">Gunsight depression ... 0 mils</text:p>
        </text:list-item>
        <text:list-item>
          <text:p text:style-name="P21"><text:span text:style-name="T9">Fire with </text:span><text:span text:style-name="T3">Trigger</text:span><text:span text:style-name="T9">.</text:span></text:p>
        </text:list-item>
      </text:list>
      <text:list text:style-name="L4">
        <text:list-item>
          <text:list>
            <text:list-item>
              <text:p text:style-name="P24">If gun pods are also armed, they will fire as well.</text:p>
            </text:list-item>
          </text:list>
        </text:list-item>
      </text:list>
      <text:p text:style-name="P10"/>
      <text:p text:style-name="P8">Gun pods<text:span text:style-name="T28"> -- Mk 4 HIPEG 20 mm cannon, 750 rounds each, 1000 rpm</text:span></text:p>
      <text:list xml:id="list370996380" text:style-name="L5">
        <text:list-item>
          <text:p text:style-name="P15"><text:span text:style-name="T2">GUN PODS</text:span> <text:span text:style-name="T29">station </text:span>switches ... <text:span text:style-name="T2">READY</text:span> for <text:span text:style-name="T29">stations </text:span>with gun pods (left console forward, just in front of throttle)</text:p>
        </text:list-item>
        <text:list-item>
          <text:p text:style-name="P15"><text:span text:style-name="T2">CHARGE</text:span> switch ... <text:span text:style-name="T2">CHARGE</text:span><text:span text:style-name="T4"> (right-click)</text:span> (left console forward, just in front of throttle)</text:p>
        </text:list-item>
      </text:list>
      <text:list text:style-name="L6">
        <text:list-item>
          <text:list>
            <text:list-item>
              <text:p text:style-name="P16">Keep them in <text:span text:style-name="T2">CHARGE</text:span> to use the gun pods.</text:p>
            </text:list-item>
            <text:list-item>
              <text:p text:style-name="P16">If gun pods are set to CLEAR, they will be cleared and rendered inoperable until Rearm/Refuel.</text:p>
            </text:list-item>
          </text:list>
        </text:list-item>
      </text:list>
      <text:list text:style-name="L7">
        <text:list-item>
          <text:list>
            <text:list-item>
              <text:p text:style-name="P28">You have 3 nitrogen charges to arm the guns. <text:s/>Those get refreshed when doing Rearm/Refuel.</text:p>
            </text:list-item>
          </text:list>
        </text:list-item>
      </text:list>
      <text:list xml:id="list231423098214033" text:continue-list="list370996380" text:style-name="L5">
        <text:list-item>
          <text:p text:style-name="P20">Gunsight depression ... 0 mils</text:p>
        </text:list-item>
        <text:list-item>
          <text:p text:style-name="P22"><text:span text:style-name="T9">Fire with </text:span><text:span text:style-name="T3">Trigger</text:span><text:span text:style-name="T9">.</text:span></text:p>
        </text:list-item>
      </text:list>
      <text:list text:style-name="L8">
        <text:list-item>
          <text:list>
            <text:list-item>
              <text:p text:style-name="P17">If internal guns are also armed, they will fire as well.</text:p>
            </text:list-item>
          </text:list>
        </text:list-item>
      </text:list>
      <text:p text:style-name="P9"/>
      <text:p text:style-name="P5">AIM-9 <text:span text:style-name="T1">Sidewinders</text:span></text:p>
      <text:list xml:id="list3662286799" text:style-name="L9">
        <text:list-item>
          <text:p text:style-name="P25"><text:span text:style-name="T5">Station Selector</text:span><text:span text:style-name="T29"> switches ... </text:span><text:span text:style-name="T5">READY</text:span><text:span text:style-name="T29"> for stations with </text:span>Sidewinders (center console top)</text:p>
        </text:list-item>
      </text:list>
      <text:list text:style-name="L10">
        <text:list-item>
          <text:list>
            <text:list-item>
              <text:p text:style-name="P29"><text:span text:style-name="T7">Only</text:span><text:span text:style-name="T6"> select stations with Sidewinders.</text:span></text:p>
            </text:list-item>
          </text:list>
        </text:list-item>
      </text:list>
      <text:list xml:id="list231422151059724" text:continue-list="list3662286799" text:style-name="L9">
        <text:list-item>
          <text:p text:style-name="P25"><text:span text:style-name="T2">Weapon </text:span><text:span text:style-name="T5">Function S</text:span><text:span text:style-name="T2">elector</text:span> knob ... <text:span text:style-name="T2">BOMBS &amp; GM ARM</text:span></text:p>
        </text:list-item>
      </text:list>
      <text:list text:style-name="L11">
        <text:list-item>
          <text:list>
            <text:list-item>
              <text:p text:style-name="P27">You should hear a Sidewinder tone.<text:span text:style-name="T30"> <text:s/>If you have stations selected with other weapons, you won't get tone.</text:span></text:p>
            </text:list-item>
            <text:list-item>
              <text:p text:style-name="P27">Adjust volume with <text:span text:style-name="T2">Shrike/Sidewinder Volume</text:span> knob (instrument panel bottom center, inner knob)</text:p>
            </text:list-item>
          </text:list>
        </text:list-item>
      </text:list>
      <text:list xml:id="list231423030748811" text:continue-list="list231422151059724" text:style-name="L9">
        <text:list-item>
          <text:p text:style-name="P25">Put gunsight near target, wait to get <text:span text:style-name="T29">high-pitched growl</text:span>.</text:p>
        </text:list-item>
        <text:list-item>
          <text:p text:style-name="P25">When you have tone, seeker will automatically uncage to follow target.</text:p>
        </text:list-item>
      </text:list>
      <text:list text:style-name="L12">
        <text:list-item>
          <text:list>
            <text:list-item>
              <text:p text:style-name="P26">When you hit the gimbal limit, it'll unlock and return to caged in the center.</text:p>
            </text:list-item>
            <text:list-item>
              <text:p text:style-name="P26">There is no manual cage/uncage.</text:p>
            </text:list-item>
          </text:list>
        </text:list-item>
      </text:list>
      <text:list xml:id="list231422837745744" text:continue-list="list231423030748811" text:style-name="L9">
        <text:list-item>
          <text:p text:style-name="P23"><text:span text:style-name="T26">P</text:span><text:span text:style-name="T25">ress </text:span><text:span text:style-name="T24">Red Button </text:span><text:span text:style-name="T25">to fire</text:span><text:span text:style-name="T23">.</text:span></text:p>
        </text:list-item>
      </text:list>
      <text:p text:style-name="P11"/>
      <text:p text:style-name="P12">General dogfighting tips<text:span text:style-name="T31"> -- TODO</text:span></text:p>
      <text:list text:style-name="L13">
        <text:list-item>
          <text:p text:style-name="P30">Best turn performance at <text:span text:style-name="T31">xxx</text:span> kts.</text:p>
        </text:list-item>
        <text:list-item>
          <text:p text:style-name="P31"><text:span text:style-name="T19">D</text:span><text:span text:style-name="T20">on't go under </text:span><text:span text:style-name="T22">xxx</text:span><text:span text:style-name="T21"> k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5T23:14:20.986000000</dc:date>
    <meta:editing-duration>PT8H52M37S</meta:editing-duration>
    <meta:editing-cycles>5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8" meta:word-count="345" meta:character-count="1845" meta:non-whitespace-character-count="1561"/>
  </office:meta>
</office:document-meta>
</file>